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quí, La Libertad es una Ley</text:p>
      <text:p text:style-name="P2"/>
      <text:p text:style-name="P2">Sentada aquí desde el futuro</text:p>
      <text:p text:style-name="P2">vi como dejamos atrás todo lo oscuro</text:p>
      <text:p text:style-name="P2">Prendimos la mecha en el 2011</text:p>
      <text:p text:style-name="P2">y no se ha apagado desde entonces.</text:p>
      <text:p text:style-name="P2"/>
      <text:p text:style-name="P2">La forja, que con decreto y todo</text:p>
      <text:p text:style-name="P2">sudamos copiosamente de muchos modos</text:p>
      <text:p text:style-name="P2">es hoy una leyenda urbana</text:p>
      <text:p text:style-name="P2">con pocos creyentes, por inhumana.</text:p>
      <text:p text:style-name="P2"/>
      <text:p text:style-name="P2">Atrás quedo el oscurantismo digital</text:p>
      <text:p text:style-name="P2">la Luz consumió la tiniebla mental.</text:p>
      <text:p text:style-name="P2">Ahora vivimos en libertad plena</text:p>
      <text:p text:style-name="P2">el poder del capital es cosa ajena.</text:p>
      <text:p text:style-name="P2"/>
      <text:p text:style-name="P2">Bienaventuranza Suprema por doquier</text:p>
      <text:p text:style-name="P2">con este avance continuo de saber</text:p>
      <text:p text:style-name="P2">La propiedad intelectual la han vuelto leña</text:p>
      <text:p text:style-name="P2">logramos vivir en un mundo sin contraseña</text:p>
      <text:p text:style-name="P2"/>
      <text:p text:style-name="P2">El conocimiento libre como espíritu vivo</text:p>
      <text:p text:style-name="P2">es algo tan natural como un respiro</text:p>
      <text:p text:style-name="P2">el museo de patentes, vetusto y obsoleto</text:p>
      <text:p text:style-name="P2">solo lo visita Bill Gate para pasarle un coleto</text:p>
      <text:p text:style-name="P2"/>
      <text:p text:style-name="P2">La energía libre fluye como arrebato</text:p>
      <text:p text:style-name="P2">y sin conexión funciona cualquier aparato</text:p>
      <text:p text:style-name="P2">gratis del cosmos la tomamos con bendición</text:p>
      <text:p text:style-name="P2">esta dádiva absoluta nos ha dado liberación</text:p>
      <text:p text:style-name="P2"/>
      <text:p text:style-name="P2">Nuestra existencia es oda humana</text:p>
      <text:p text:style-name="P2">la creatividad compartida por palanganas</text:p>
      <text:p text:style-name="P2">al universo entero perfecciona</text:p>
      <text:p text:style-name="P2">hermanas, que felicidad, esto si funciona</text:p>
      <text:p text:style-name="P2"/>
      <text:p text:style-name="P2">De tanto bienestar les he hablado</text:p>
      <text:p text:style-name="P2">que parece fantasía todo lo contado</text:p>
      <text:p text:style-name="P2">un secreto no les he dicho,</text:p>
      <text:p text:style-name="P2">lo tengo muy bien guardado</text:p>
      <text:p text:style-name="P2">todo esto bien funciona,</text:p>
      <text:p text:style-name="P2">porque implantamos un matriarc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merta </meta:initial-creator>
    <meta:creation-date>2011-08-01T13:32:39</meta:creation-date>
    <meta:document-statistic meta:table-count="0" meta:image-count="0" meta:object-count="0" meta:page-count="1" meta:paragraph-count="35" meta:word-count="206" meta:character-count="1215"/>
    <dc:date>2011-08-01T13:37:26</dc:date>
    <dc:creator>omerta </dc:creator>
    <meta:editing-duration>PT5M7S</meta:editing-duration>
    <meta:editing-cycles>1</meta:editing-cycles>
    <meta:generator>LibreOffice/3.3$Unix LibreOffice_project/330m19$Build-301</meta:generator>
  </office:meta>
</office:document-meta>
</file>